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1AF000061DA00003EB2C8010A3BA9E6A986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Times New Roman2" svg:font-family="'Times New Roman'" style:font-adornments="Обычный" style:font-family-generic="roman"/>
    <style:font-face style:name="FreeSans1" svg:font-family="FreeSans" style:font-family-generic="swiss"/>
    <style:font-face style:name="Times New Roman" svg:font-family="'Times New Roman'" style:font-adornments="Обычный" style:font-pitch="variable"/>
    <style:font-face style:name="Times New Roman1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1585664"/>
    </style:style>
    <style:style style:name="P2" style:family="paragraph" style:parent-style-name="Text_20_body">
      <style:text-properties officeooo:paragraph-rsid="013d743d"/>
    </style:style>
    <style:style style:name="P3" style:family="paragraph" style:parent-style-name="Text_20_body">
      <style:paragraph-properties fo:text-align="center" style:justify-single-word="false"/>
      <style:text-properties fo:font-size="24pt" fo:font-weight="bold" officeooo:rsid="05fc0740" officeooo:paragraph-rsid="05fc0740" style:font-size-asian="24pt" style:font-weight-asian="bold" style:font-size-complex="24pt" style:font-weight-complex="bold"/>
    </style:style>
    <style:style style:name="P4" style:family="paragraph" style:parent-style-name="Title">
      <style:text-properties officeooo:rsid="05d98d26" officeooo:paragraph-rsid="05d98d26"/>
    </style:style>
    <style:style style:name="P5" style:family="paragraph" style:parent-style-name="Title">
      <style:text-properties fo:font-size="54pt" officeooo:rsid="05daedc2" officeooo:paragraph-rsid="05daedc2" style:font-size-asian="54pt" style:font-size-complex="54pt"/>
    </style:style>
    <style:style style:name="P6" style:family="paragraph" style:parent-style-name="Text_20_body">
      <style:paragraph-properties fo:break-before="page"/>
      <style:text-properties officeooo:paragraph-rsid="013d743d"/>
    </style:style>
    <style:style style:name="P7" style:family="paragraph" style:parent-style-name="Text_20_body">
      <style:paragraph-properties fo:text-align="end" style:justify-single-word="false" fo:break-before="page"/>
      <style:text-properties fo:font-style="italic" officeooo:rsid="02b0f7a2" officeooo:paragraph-rsid="05d98d26" style:font-style-asian="italic" style:font-style-complex="italic"/>
    </style:style>
    <style:style style:name="P8" style:family="paragraph" style:parent-style-name="Text_20_body">
      <style:text-properties officeooo:rsid="001a19ac" officeooo:paragraph-rsid="001a19ac"/>
    </style:style>
    <style:style style:name="P9" style:family="paragraph" style:parent-style-name="Text_20_body">
      <style:text-properties officeooo:rsid="001a19ac" officeooo:paragraph-rsid="0795df24"/>
    </style:style>
    <style:style style:name="P10" style:family="paragraph" style:parent-style-name="Text_20_body">
      <style:paragraph-properties fo:text-align="center" style:justify-single-word="false"/>
      <style:text-properties officeooo:rsid="0785ac16" officeooo:paragraph-rsid="0785ac16"/>
    </style:style>
    <style:style style:name="P11" style:family="paragraph" style:parent-style-name="Text_20_body">
      <style:text-properties officeooo:paragraph-rsid="02801e70"/>
    </style:style>
    <style:style style:name="P12" style:family="paragraph" style:parent-style-name="Text_20_body">
      <style:paragraph-properties fo:text-align="end" style:justify-single-word="false"/>
      <style:text-properties officeooo:rsid="078d3761" officeooo:paragraph-rsid="078d3761"/>
    </style:style>
    <style:style style:name="P13" style:family="paragraph" style:parent-style-name="Text_20_body">
      <style:text-properties officeooo:paragraph-rsid="07b2e083"/>
    </style:style>
    <style:style style:name="P14" style:family="paragraph" style:parent-style-name="Text_20_body">
      <style:text-properties officeooo:paragraph-rsid="07c98fd2"/>
    </style:style>
    <style:style style:name="P15" style:family="paragraph" style:parent-style-name="Text_20_body">
      <style:text-properties officeooo:paragraph-rsid="07d419d0"/>
    </style:style>
    <style:style style:name="P16" style:family="paragraph" style:parent-style-name="Text_20_body">
      <style:text-properties officeooo:rsid="07d61530" officeooo:paragraph-rsid="07d61530"/>
    </style:style>
    <style:style style:name="P17" style:family="paragraph" style:parent-style-name="Text_20_body">
      <style:text-properties officeooo:rsid="07dd30df" officeooo:paragraph-rsid="07dd30df"/>
    </style:style>
    <style:style style:name="P18" style:family="paragraph" style:parent-style-name="Text_20_body">
      <style:text-properties officeooo:rsid="07dd30df" officeooo:paragraph-rsid="07de4fb9"/>
    </style:style>
    <style:style style:name="P19" style:family="paragraph" style:parent-style-name="Text_20_body">
      <style:text-properties officeooo:rsid="07dd30df" officeooo:paragraph-rsid="07f4d937"/>
    </style:style>
    <style:style style:name="P20" style:family="paragraph" style:parent-style-name="Text_20_body">
      <style:text-properties officeooo:rsid="07dd30df" officeooo:paragraph-rsid="07f4eb3b"/>
    </style:style>
    <style:style style:name="P21" style:family="paragraph" style:parent-style-name="Text_20_body">
      <style:text-properties officeooo:paragraph-rsid="07dfb6f3"/>
    </style:style>
    <style:style style:name="P22" style:family="paragraph" style:parent-style-name="Text_20_body">
      <style:text-properties officeooo:rsid="07e4764d" officeooo:paragraph-rsid="07e4764d"/>
    </style:style>
    <style:style style:name="P23" style:family="paragraph" style:parent-style-name="Text_20_body">
      <style:text-properties officeooo:rsid="07eca997" officeooo:paragraph-rsid="07eca997"/>
    </style:style>
    <style:style style:name="P24" style:family="paragraph" style:parent-style-name="Text_20_body">
      <style:text-properties officeooo:rsid="07f29708" officeooo:paragraph-rsid="07f29708"/>
    </style:style>
    <style:style style:name="P25" style:family="paragraph" style:parent-style-name="Text_20_body">
      <style:text-properties officeooo:rsid="08047f31" officeooo:paragraph-rsid="08047f31"/>
    </style:style>
    <style:style style:name="P26" style:family="paragraph" style:parent-style-name="Text_20_body">
      <style:text-properties officeooo:rsid="0806baec" officeooo:paragraph-rsid="08080930"/>
    </style:style>
    <style:style style:name="P27" style:family="paragraph" style:parent-style-name="Text_20_body">
      <style:text-properties officeooo:rsid="080b3a78" officeooo:paragraph-rsid="080ce6e9"/>
    </style:style>
    <style:style style:name="P28" style:family="paragraph" style:parent-style-name="Text_20_body">
      <style:text-properties officeooo:rsid="080f51d0" officeooo:paragraph-rsid="080f51d0"/>
    </style:style>
    <style:style style:name="P29" style:family="paragraph" style:parent-style-name="Text_20_body">
      <style:text-properties officeooo:rsid="080f51d0" officeooo:paragraph-rsid="08315fca"/>
    </style:style>
    <style:style style:name="P30" style:family="paragraph" style:parent-style-name="Text_20_body">
      <style:text-properties officeooo:rsid="080f51d0" officeooo:paragraph-rsid="0837890e"/>
    </style:style>
    <style:style style:name="P31" style:family="paragraph" style:parent-style-name="Text_20_body">
      <style:text-properties officeooo:rsid="080f51d0" officeooo:paragraph-rsid="084fbce0"/>
    </style:style>
    <style:style style:name="P32" style:family="paragraph" style:parent-style-name="Text_20_body">
      <style:text-properties officeooo:rsid="080f51d0" officeooo:paragraph-rsid="08683f20"/>
    </style:style>
    <style:style style:name="P33" style:family="paragraph" style:parent-style-name="Text_20_body">
      <style:text-properties officeooo:rsid="0844af40" officeooo:paragraph-rsid="0844af40"/>
    </style:style>
    <style:style style:name="P34" style:family="paragraph" style:parent-style-name="Text_20_body">
      <style:text-properties officeooo:rsid="08489ee1" officeooo:paragraph-rsid="07a64f45"/>
    </style:style>
    <style:style style:name="P35" style:family="paragraph" style:parent-style-name="Text_20_body">
      <style:text-properties officeooo:rsid="086d7a9d" officeooo:paragraph-rsid="086d7a9d"/>
    </style:style>
    <style:style style:name="P36" style:family="paragraph" style:parent-style-name="Text_20_body" style:list-style-name="L2">
      <style:text-properties officeooo:rsid="086d7a9d" officeooo:paragraph-rsid="086d7a9d"/>
    </style:style>
    <style:style style:name="P37" style:family="paragraph" style:parent-style-name="Text_20_body" style:list-style-name="L2">
      <style:text-properties officeooo:rsid="086f6d60" officeooo:paragraph-rsid="086f6d60"/>
    </style:style>
    <style:style style:name="P38" style:family="paragraph" style:parent-style-name="Text_20_body" style:list-style-name="L2">
      <style:text-properties officeooo:rsid="086f6d60" officeooo:paragraph-rsid="0872131b"/>
    </style:style>
    <style:style style:name="P39" style:family="paragraph" style:parent-style-name="Text_20_body" style:list-style-name="L2">
      <style:text-properties officeooo:rsid="086f6d60" officeooo:paragraph-rsid="08735723"/>
    </style:style>
    <style:style style:name="P40" style:family="paragraph" style:parent-style-name="Text_20_body" style:list-style-name="L2">
      <style:text-properties officeooo:rsid="086f6d60" officeooo:paragraph-rsid="08755f5f"/>
    </style:style>
    <style:style style:name="P41" style:family="paragraph" style:parent-style-name="Text_20_body" style:list-style-name="L2">
      <style:text-properties officeooo:rsid="086f6d60" officeooo:paragraph-rsid="0876792b"/>
    </style:style>
    <style:style style:name="P42" style:family="paragraph" style:parent-style-name="Text_20_body" style:list-style-name="L2">
      <style:text-properties officeooo:rsid="087492f5" officeooo:paragraph-rsid="087492f5"/>
    </style:style>
    <style:style style:name="P43" style:family="paragraph" style:parent-style-name="Text_20_body" style:list-style-name="L2">
      <style:text-properties officeooo:rsid="0876792b" officeooo:paragraph-rsid="0876792b"/>
    </style:style>
    <style:style style:name="P44" style:family="paragraph" style:parent-style-name="Text_20_body" style:list-style-name="L2">
      <style:text-properties officeooo:rsid="0876792b" officeooo:paragraph-rsid="08777f64"/>
    </style:style>
    <style:style style:name="P45" style:family="paragraph" style:parent-style-name="Text_20_body" style:list-style-name="L2">
      <style:text-properties officeooo:rsid="0876792b" officeooo:paragraph-rsid="08781981"/>
    </style:style>
    <style:style style:name="P46" style:family="paragraph" style:parent-style-name="Text_20_body">
      <style:text-properties officeooo:rsid="0878beb9" officeooo:paragraph-rsid="08794b59"/>
    </style:style>
    <style:style style:name="P47" style:family="paragraph" style:parent-style-name="Text_20_body" style:list-style-name="L2">
      <style:text-properties officeooo:rsid="0878beb9" officeooo:paragraph-rsid="0878beb9"/>
    </style:style>
    <style:style style:name="P48" style:family="paragraph" style:parent-style-name="Text_20_body" style:list-style-name="L2">
      <style:text-properties fo:font-weight="bold" officeooo:rsid="086f6d60" officeooo:paragraph-rsid="0872131b" style:font-weight-asian="bold" style:font-weight-complex="bold"/>
    </style:style>
    <style:style style:name="P49" style:family="paragraph" style:parent-style-name="Text_20_body" style:list-style-name="L2">
      <style:text-properties fo:font-weight="bold" officeooo:rsid="0878beb9" officeooo:paragraph-rsid="08794b59" style:font-weight-asian="bold" style:font-weight-complex="bold"/>
    </style:style>
    <style:style style:name="P50" style:family="paragraph" style:parent-style-name="Text_20_body">
      <style:text-properties officeooo:rsid="087ee5cf" officeooo:paragraph-rsid="08794b59"/>
    </style:style>
    <style:style style:name="P51" style:family="paragraph" style:parent-style-name="Text_20_body">
      <style:text-properties officeooo:rsid="087ee5cf" officeooo:paragraph-rsid="088ea268"/>
    </style:style>
    <style:style style:name="P52" style:family="paragraph" style:parent-style-name="Text_20_body">
      <style:text-properties officeooo:rsid="089319d3" officeooo:paragraph-rsid="089319d3"/>
    </style:style>
    <style:style style:name="P53" style:family="paragraph" style:parent-style-name="Heading_20_1" style:list-style-name="">
      <style:paragraph-properties fo:text-align="justify" style:justify-single-word="false"/>
      <style:text-properties officeooo:rsid="07b55d60" officeooo:paragraph-rsid="07b55d60"/>
    </style:style>
    <style:style style:name="P54" style:family="paragraph" style:parent-style-name="Heading_20_1" style:list-style-name="">
      <style:paragraph-properties fo:text-align="justify" style:justify-single-word="false"/>
    </style:style>
    <style:style style:name="P55" style:family="paragraph" style:parent-style-name="Heading_20_1">
      <style:paragraph-properties fo:break-before="page"/>
    </style:style>
    <style:style style:name="P56" style:family="paragraph" style:parent-style-name="Heading_20_1">
      <style:paragraph-properties fo:break-before="page"/>
      <style:text-properties officeooo:rsid="07b55d60" officeooo:paragraph-rsid="07b55d60"/>
    </style:style>
    <style:style style:name="P57" style:family="paragraph" style:parent-style-name="Title">
      <style:text-properties fo:font-size="48pt" officeooo:rsid="07842583" officeooo:paragraph-rsid="07842583" style:font-size-asian="48pt" style:font-size-complex="48pt"/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Quotations">
      <style:text-properties officeooo:paragraph-rsid="07d6aefb"/>
    </style:style>
    <style:style style:name="P60" style:family="paragraph" style:parent-style-name="Quotations">
      <style:text-properties fo:font-weight="bold" style:font-weight-asian="bold" style:font-weight-complex="bold"/>
    </style:style>
    <style:style style:name="P6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2801e70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61fe228" style:font-size-asian="24pt" style:font-weight-asian="bold" style:font-size-complex="24pt" style:font-weight-complex="bold"/>
    </style:style>
    <style:style style:name="T5" style:family="text">
      <style:text-properties officeooo:rsid="078b420f"/>
    </style:style>
    <style:style style:name="T6" style:family="text">
      <style:text-properties officeooo:rsid="078d376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2b0f7a2" style:font-style-asian="italic" style:font-style-complex="italic"/>
    </style:style>
    <style:style style:name="T9" style:family="text">
      <style:text-properties fo:font-style="italic" officeooo:rsid="078e45ef" style:font-style-asian="italic" style:font-style-complex="italic"/>
    </style:style>
    <style:style style:name="T10" style:family="text">
      <style:text-properties officeooo:rsid="07932101"/>
    </style:style>
    <style:style style:name="T11" style:family="text">
      <style:text-properties officeooo:rsid="0795df24"/>
    </style:style>
    <style:style style:name="T12" style:family="text">
      <style:text-properties officeooo:rsid="07a37fc8"/>
    </style:style>
    <style:style style:name="T13" style:family="text">
      <style:text-properties officeooo:rsid="07a52826"/>
    </style:style>
    <style:style style:name="T14" style:family="text">
      <style:text-properties officeooo:rsid="07a9aa8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7cd703b" style:font-weight-asian="bold" style:font-weight-complex="bold"/>
    </style:style>
    <style:style style:name="T17" style:family="text">
      <style:text-properties fo:font-weight="bold" officeooo:rsid="07ca54a9" style:font-weight-asian="bold" style:font-weight-complex="bold"/>
    </style:style>
    <style:style style:name="T18" style:family="text">
      <style:text-properties fo:font-weight="bold" officeooo:rsid="07d52417" style:font-weight-asian="bold" style:font-weight-complex="bold"/>
    </style:style>
    <style:style style:name="T19" style:family="text">
      <style:text-properties fo:font-weight="bold" officeooo:rsid="07dde37a" style:font-weight-asian="bold" style:font-weight-complex="bold"/>
    </style:style>
    <style:style style:name="T20" style:family="text">
      <style:text-properties fo:font-weight="bold" officeooo:rsid="07dfb6f3" style:font-weight-asian="bold" style:font-weight-complex="bold"/>
    </style:style>
    <style:style style:name="T21" style:family="text">
      <style:text-properties fo:font-weight="bold" officeooo:rsid="07e8a5be" style:font-weight-asian="bold" style:font-weight-complex="bold"/>
    </style:style>
    <style:style style:name="T22" style:family="text">
      <style:text-properties fo:font-weight="bold" officeooo:rsid="080ce6e9" style:font-weight-asian="bold" style:font-weight-complex="bold"/>
    </style:style>
    <style:style style:name="T23" style:family="text">
      <style:text-properties fo:font-weight="bold" officeooo:rsid="08268e35" style:font-weight-asian="bold" style:font-weight-complex="bold"/>
    </style:style>
    <style:style style:name="T24" style:family="text">
      <style:text-properties fo:font-weight="bold" officeooo:rsid="0826a87d" style:font-weight-asian="bold" style:font-weight-complex="bold"/>
    </style:style>
    <style:style style:name="T25" style:family="text">
      <style:text-properties fo:font-weight="bold" officeooo:rsid="082e925d" style:font-weight-asian="bold" style:font-weight-complex="bold"/>
    </style:style>
    <style:style style:name="T26" style:family="text">
      <style:text-properties fo:font-weight="bold" officeooo:rsid="08323122" style:font-weight-asian="bold" style:font-weight-complex="bold"/>
    </style:style>
    <style:style style:name="T27" style:family="text">
      <style:text-properties fo:font-weight="bold" officeooo:rsid="0863e71d" style:font-weight-asian="bold" style:font-weight-complex="bold"/>
    </style:style>
    <style:style style:name="T28" style:family="text">
      <style:text-properties fo:font-weight="bold" officeooo:rsid="0842641b" style:font-weight-asian="bold" style:font-weight-complex="bold"/>
    </style:style>
    <style:style style:name="T29" style:family="text">
      <style:text-properties fo:font-weight="bold" officeooo:rsid="0872131b" style:font-weight-asian="bold" style:font-weight-complex="bold"/>
    </style:style>
    <style:style style:name="T30" style:family="text">
      <style:text-properties officeooo:rsid="07b346c8"/>
    </style:style>
    <style:style style:name="T31" style:family="text">
      <style:text-properties officeooo:rsid="07b89266"/>
    </style:style>
    <style:style style:name="T32" style:family="text">
      <style:text-properties officeooo:rsid="07b93194"/>
    </style:style>
    <style:style style:name="T33" style:family="text">
      <style:text-properties text:display="none"/>
    </style:style>
    <style:style style:name="T34" style:family="text">
      <style:text-properties officeooo:rsid="07c98fd2"/>
    </style:style>
    <style:style style:name="T35" style:family="text">
      <style:text-properties officeooo:rsid="07ca54a9"/>
    </style:style>
    <style:style style:name="T36" style:family="text">
      <style:text-properties officeooo:rsid="07cd703b"/>
    </style:style>
    <style:style style:name="T37" style:family="text">
      <style:text-properties officeooo:rsid="07d14ea9"/>
    </style:style>
    <style:style style:name="T38" style:family="text">
      <style:text-properties officeooo:rsid="07d419d0"/>
    </style:style>
    <style:style style:name="T39" style:family="text">
      <style:text-properties officeooo:rsid="07d52417"/>
    </style:style>
    <style:style style:name="T40" style:family="text">
      <style:text-properties officeooo:rsid="07d61530"/>
    </style:style>
    <style:style style:name="T41" style:family="text">
      <style:text-properties officeooo:rsid="07d70692"/>
    </style:style>
    <style:style style:name="T42" style:family="text">
      <style:text-properties officeooo:rsid="07dde37a"/>
    </style:style>
    <style:style style:name="T43" style:family="text">
      <style:text-properties officeooo:rsid="07de4fb9"/>
    </style:style>
    <style:style style:name="T44" style:family="text">
      <style:text-properties style:font-name="Times New Roman2" officeooo:rsid="07dde37a"/>
    </style:style>
    <style:style style:name="T45" style:family="text">
      <style:text-properties style:font-name="Times New Roman2" officeooo:rsid="07de4fb9"/>
    </style:style>
    <style:style style:name="T46" style:family="text">
      <style:text-properties style:font-name="Times New Roman2" fo:font-weight="bold" officeooo:rsid="07dde37a" style:font-weight-asian="bold" style:font-weight-complex="bold"/>
    </style:style>
    <style:style style:name="T47" style:family="text">
      <style:text-properties style:font-name="Times New Roman2" fo:font-weight="bold" officeooo:rsid="07de4fb9" style:font-weight-asian="bold" style:font-weight-complex="bold"/>
    </style:style>
    <style:style style:name="T48" style:family="text">
      <style:text-properties style:font-name="Times New Roman2" officeooo:rsid="07e2ed85"/>
    </style:style>
    <style:style style:name="T49" style:family="text">
      <style:text-properties style:font-name="Times New Roman2" officeooo:rsid="07eb33b1"/>
    </style:style>
    <style:style style:name="T50" style:family="text">
      <style:text-properties style:font-name="Times New Roman2" officeooo:rsid="07f47c3e"/>
    </style:style>
    <style:style style:name="T51" style:family="text">
      <style:text-properties style:font-name="Times New Roman2" officeooo:rsid="07f4d937"/>
    </style:style>
    <style:style style:name="T52" style:family="text">
      <style:text-properties style:font-name="Times New Roman2" officeooo:rsid="07f4eb3b"/>
    </style:style>
    <style:style style:name="T53" style:family="text">
      <style:text-properties officeooo:rsid="07dfb6f3"/>
    </style:style>
    <style:style style:name="T54" style:family="text">
      <style:text-properties officeooo:rsid="07e6dc8e"/>
    </style:style>
    <style:style style:name="T55" style:family="text">
      <style:text-properties officeooo:rsid="07e8a5be"/>
    </style:style>
    <style:style style:name="T56" style:family="text">
      <style:text-properties officeooo:rsid="07eadb58"/>
    </style:style>
    <style:style style:name="T57" style:family="text">
      <style:text-properties officeooo:rsid="07f7ed9c"/>
    </style:style>
    <style:style style:name="T58" style:family="text">
      <style:text-properties officeooo:rsid="07fbc69e"/>
    </style:style>
    <style:style style:name="T59" style:family="text">
      <style:text-properties officeooo:rsid="08007161"/>
    </style:style>
    <style:style style:name="T60" style:family="text">
      <style:text-properties fo:font-size="8pt" officeooo:rsid="08080930" style:font-size-asian="8pt" style:font-size-complex="8pt"/>
    </style:style>
    <style:style style:name="T61" style:family="text">
      <style:text-properties officeooo:rsid="081015ac"/>
    </style:style>
    <style:style style:name="T62" style:family="text">
      <style:text-properties officeooo:rsid="08118bfd"/>
    </style:style>
    <style:style style:name="T63" style:family="text">
      <style:text-properties officeooo:rsid="0817b83f"/>
    </style:style>
    <style:style style:name="T64" style:family="text">
      <style:text-properties officeooo:rsid="08199611"/>
    </style:style>
    <style:style style:name="T65" style:family="text">
      <style:text-properties officeooo:rsid="081a988a"/>
    </style:style>
    <style:style style:name="T66" style:family="text">
      <style:text-properties officeooo:rsid="081f7b1e"/>
    </style:style>
    <style:style style:name="T67" style:family="text">
      <style:text-properties officeooo:rsid="08268e35"/>
    </style:style>
    <style:style style:name="T68" style:family="text">
      <style:text-properties officeooo:rsid="0826a87d"/>
    </style:style>
    <style:style style:name="T69" style:family="text">
      <style:text-properties fo:font-style="normal" fo:font-weight="bold" officeooo:rsid="0826a87d" style:font-style-asian="normal" style:font-weight-asian="bold" style:font-style-complex="normal" style:font-weight-complex="bold"/>
    </style:style>
    <style:style style:name="T70" style:family="text">
      <style:text-properties officeooo:rsid="082e925d"/>
    </style:style>
    <style:style style:name="T71" style:family="text">
      <style:text-properties officeooo:rsid="0830607d"/>
    </style:style>
    <style:style style:name="T72" style:family="text">
      <style:text-properties officeooo:rsid="08323122"/>
    </style:style>
    <style:style style:name="T73" style:family="text">
      <style:text-properties officeooo:rsid="08341f57"/>
    </style:style>
    <style:style style:name="T74" style:family="text">
      <style:text-properties officeooo:rsid="0834ea92"/>
    </style:style>
    <style:style style:name="T75" style:family="text">
      <style:text-properties officeooo:rsid="08354c9b"/>
    </style:style>
    <style:style style:name="T76" style:family="text">
      <style:text-properties officeooo:rsid="0837890e"/>
    </style:style>
    <style:style style:name="T77" style:family="text">
      <style:text-properties officeooo:rsid="083b3d64"/>
    </style:style>
    <style:style style:name="T78" style:family="text">
      <style:text-properties officeooo:rsid="083ff13b"/>
    </style:style>
    <style:style style:name="T79" style:family="text">
      <style:text-properties officeooo:rsid="0842641b"/>
    </style:style>
    <style:style style:name="T80" style:family="text">
      <style:text-properties officeooo:rsid="08447a12"/>
    </style:style>
    <style:style style:name="T81" style:family="text">
      <style:text-properties officeooo:rsid="0845f1bd"/>
    </style:style>
    <style:style style:name="T82" style:family="text">
      <style:text-properties officeooo:rsid="0850fc83"/>
    </style:style>
    <style:style style:name="T83" style:family="text">
      <style:text-properties officeooo:rsid="0862718b"/>
    </style:style>
    <style:style style:name="T84" style:family="text">
      <style:text-properties officeooo:rsid="0863e71d"/>
    </style:style>
    <style:style style:name="T85" style:family="text">
      <style:text-properties officeooo:rsid="086d7a9d"/>
    </style:style>
    <style:style style:name="T86" style:family="text">
      <style:text-properties officeooo:rsid="086e13dd"/>
    </style:style>
    <style:style style:name="T87" style:family="text">
      <style:text-properties officeooo:rsid="0872131b"/>
    </style:style>
    <style:style style:name="T88" style:family="text">
      <style:text-properties officeooo:rsid="087492f5"/>
    </style:style>
    <style:style style:name="T89" style:family="text">
      <style:text-properties officeooo:rsid="08755f5f"/>
    </style:style>
    <style:style style:name="T90" style:family="text">
      <style:text-properties officeooo:rsid="08777f64"/>
    </style:style>
    <style:style style:name="T91" style:family="text">
      <style:text-properties officeooo:rsid="08794b59"/>
    </style:style>
    <style:style style:name="T92" style:family="text">
      <style:text-properties officeooo:rsid="08876166"/>
    </style:style>
    <style:style style:name="T93" style:family="text">
      <style:text-properties officeooo:rsid="08974940"/>
    </style:style>
    <style:style style:name="T94" style:family="text">
      <style:text-properties officeooo:rsid="08a0aed3"/>
    </style:style>
    <style:style style:name="T95" style:family="text">
      <style:text-properties officeooo:rsid="08a98ded"/>
    </style:style>
    <style:style style:name="T96" style:family="text">
      <style:text-properties officeooo:rsid="08b9cd4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4"/>
      <text:p text:style-name="P4"/>
      <text:p text:style-name="P5"/>
      <text:p text:style-name="P5"/>
      <text:p text:style-name="P5"/>
      <text:p text:style-name="P57">ZX SDCC NOINIT</text:p>
      <text:p text:style-name="P3"/>
      <text:p text:style-name="P10"><text:span text:style-name="T4">С</text:span><text:span text:style-name="T3">истема сборки проектов для Z80 на базе пакета SDCC</text:span></text:p>
      <text:p text:style-name="P2"/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8"><text:a xlink:type="simple" xlink:href="#__RefHeading___Toc644_1913446055" text:style-name="Index_20_Link" text:visited-style-name="Index_20_Link">Предупреждение<text:tab/>3</text:a></text:p>
          <text:p text:style-name="P58"><text:a xlink:type="simple" xlink:href="#__RefHeading___Toc648_1913446055" text:style-name="Index_20_Link" text:visited-style-name="Index_20_Link">Введение<text:tab/>3</text:a></text:p>
          <text:p text:style-name="P58"><text:a xlink:type="simple" xlink:href="#__RefHeading___Toc1046_3668116786" text:style-name="Index_20_Link" text:visited-style-name="Index_20_Link">1. Как транслируется программа на C<text:tab/>4</text:a></text:p>
          <text:p text:style-name="P61"><text:a xlink:type="simple" xlink:href="#__RefHeading___Toc1194_3668116786" text:style-name="Index_20_Link" text:visited-style-name="Index_20_Link">1.1. Препроцессор<text:tab/>5</text:a></text:p>
          <text:p text:style-name="P61"><text:a xlink:type="simple" xlink:href="#__RefHeading___Toc1196_3668116786" text:style-name="Index_20_Link" text:visited-style-name="Index_20_Link">1.2. Компиляция<text:tab/>6</text:a></text:p>
          <text:p text:style-name="P61"><text:a xlink:type="simple" xlink:href="#__RefHeading___Toc1198_3668116786" text:style-name="Index_20_Link" text:visited-style-name="Index_20_Link">1.3. Ассемблирование<text:tab/>7</text:a></text:p>
          <text:p text:style-name="P61"><text:a xlink:type="simple" xlink:href="#__RefHeading___Toc1200_3668116786" text:style-name="Index_20_Link" text:visited-style-name="Index_20_Link">1.4. Линковка<text:tab/>7</text:a></text:p>
          <text:p text:style-name="P61"><text:a xlink:type="simple" xlink:href="#__RefHeading___Toc1202_3668116786" text:style-name="Index_20_Link" text:visited-style-name="Index_20_Link">1.5. Преобразования<text:tab/>8</text:a></text:p>
          <text:p text:style-name="P61"><text:a xlink:type="simple" xlink:href="#__RefHeading___Toc1048_3668116786" text:style-name="Index_20_Link" text:visited-style-name="Index_20_Link">1.6. Небольшой итог<text:tab/>8</text:a></text:p>
          <text:p text:style-name="P58"><text:a xlink:type="simple" xlink:href="#__RefHeading___Toc1521_3668116786" text:style-name="Index_20_Link" text:visited-style-name="Index_20_Link">2. Особенности SDCC<text:tab/>9</text:a></text:p>
          <text:p text:style-name="P61"><text:a xlink:type="simple" xlink:href="#__RefHeading___Toc1523_3668116786" text:style-name="Index_20_Link" text:visited-style-name="Index_20_Link">2.1. Линковка и секции линкера<text:tab/>9</text:a></text:p>
          <text:p text:style-name="P61"><text:a xlink:type="simple" xlink:href="#__RefHeading___Toc1525_3668116786" text:style-name="Index_20_Link" text:visited-style-name="Index_20_Link">2.2. Компилятор<text:tab/>9</text:a></text:p>
          <text:p text:style-name="P61"><text:a xlink:type="simple" xlink:href="#__RefHeading___Toc1529_3668116786" text:style-name="Index_20_Link" text:visited-style-name="Index_20_Link">2.3. Стартовый код<text:tab/>9</text:a></text:p>
          <text:p text:style-name="P58"><text:a xlink:type="simple" xlink:href="#__RefHeading___Toc1830_3668116786" text:style-name="Index_20_Link" text:visited-style-name="Index_20_Link">3. Структура каталогов SDCC-NOINIT<text:tab/>10</text:a></text:p>
          <text:p text:style-name="P61"><text:a xlink:type="simple" xlink:href="#__RefHeading___Toc1832_3668116786" text:style-name="Index_20_Link" text:visited-style-name="Index_20_Link">3.1. Каталог с исходными текстами apps<text:tab/>10</text:a></text:p>
          <text:p text:style-name="P61"><text:a xlink:type="simple" xlink:href="#__RefHeading___Toc1834_3668116786" text:style-name="Index_20_Link" text:visited-style-name="Index_20_Link">3.2. Каталог с исходными текстами configs<text:tab/>10</text:a></text:p>
          <text:p text:style-name="P61"><text:a xlink:type="simple" xlink:href="#__RefHeading___Toc1836_3668116786" text:style-name="Index_20_Link" text:visited-style-name="Index_20_Link">3.3. Каталог с исходными текстами include<text:tab/>10</text:a></text:p>
          <text:p text:style-name="P61"><text:a xlink:type="simple" xlink:href="#__RefHeading___Toc1838_3668116786" text:style-name="Index_20_Link" text:visited-style-name="Index_20_Link">3.4. Каталог с исходными текстами libsrc<text:tab/>10</text:a></text:p>
          <text:p text:style-name="P61"><text:a xlink:type="simple" xlink:href="#__RefHeading___Toc1840_3668116786" text:style-name="Index_20_Link" text:visited-style-name="Index_20_Link">3.5. Каталог с исходными текстами scripts<text:tab/>10</text:a></text:p>
          <text:p text:style-name="P61"><text:a xlink:type="simple" xlink:href="#__RefHeading___Toc1842_3668116786" text:style-name="Index_20_Link" text:visited-style-name="Index_20_Link">3.6. Каталог программ bin<text:tab/>10</text:a></text:p>
          <text:p text:style-name="P61"><text:a xlink:type="simple" xlink:href="#__RefHeading___Toc1844_3668116786" text:style-name="Index_20_Link" text:visited-style-name="Index_20_Link">3.7. Каталог библиотек libs<text:tab/>10</text:a></text:p>
          <text:p text:style-name="P58"><text:a xlink:type="simple" xlink:href="#__RefHeading___Toc1846_3668116786" text:style-name="Index_20_Link" text:visited-style-name="Index_20_Link">4. Сборка программы в SDCC-NOINIT<text:tab/>10</text:a></text:p>
          <text:p text:style-name="P61"><text:a xlink:type="simple" xlink:href="#__RefHeading___Toc1848_3668116786" text:style-name="Index_20_Link" text:visited-style-name="Index_20_Link">4.1. Конфигурация компонентов — библиотек и программа<text:tab/>10</text:a></text:p>
          <text:p text:style-name="P61"><text:a xlink:type="simple" xlink:href="#__RefHeading___Toc1850_3668116786" text:style-name="Index_20_Link" text:visited-style-name="Index_20_Link">4.2. Добавление новой программы в систему сборки<text:tab/>10</text:a></text:p>
          <text:p text:style-name="P61"><text:a xlink:type="simple" xlink:href="#__RefHeading___Toc1852_3668116786" text:style-name="Index_20_Link" text:visited-style-name="Index_20_Link">4.3. Добавление новой библиотеки в систему сборки<text:tab/>10</text:a></text:p>
          <text:p text:style-name="P61"><text:a xlink:type="simple" xlink:href="#__RefHeading___Toc1854_3668116786" text:style-name="Index_20_Link" text:visited-style-name="Index_20_Link">4.4. Файлы глобальной конфигурации<text:tab/>10</text:a></text:p>
          <text:p text:style-name="P61"><text:a xlink:type="simple" xlink:href="#__RefHeading___Toc1856_3668116786" text:style-name="Index_20_Link" text:visited-style-name="Index_20_Link">4.5. Файлы локальной конфигурации программ<text:tab/>10</text:a></text:p>
          <text:p text:style-name="P61"><text:a xlink:type="simple" xlink:href="#__RefHeading___Toc1858_3668116786" text:style-name="Index_20_Link" text:visited-style-name="Index_20_Link">4.6. Файлы локальной конфигурации WC-плагинов<text:tab/>10</text:a></text:p>
          <text:p text:style-name="P61"><text:a xlink:type="simple" xlink:href="#__RefHeading___Toc1860_3668116786" text:style-name="Index_20_Link" text:visited-style-name="Index_20_Link">4.7. Файлы начального запуска crt0*.s<text:tab/>10</text:a></text:p>
          <text:p text:style-name="P61"><text:a xlink:type="simple" xlink:href="#__RefHeading___Toc1862_3668116786" text:style-name="Index_20_Link" text:visited-style-name="Index_20_Link">4.8. Процесс сборки программы<text:tab/>10</text:a></text:p>
          <text:p text:style-name="P61"><text:a xlink:type="simple" xlink:href="#__RefHeading___Toc1864_3668116786" text:style-name="Index_20_Link" text:visited-style-name="Index_20_Link">4.9. Процесс сборки библиотеки<text:tab/>10</text:a></text:p>
          <text:p text:style-name="P61"><text:a xlink:type="simple" xlink:href="#__RefHeading___Toc1866_3668116786" text:style-name="Index_20_Link" text:visited-style-name="Index_20_Link">4.10. Сборочные скрипты<text:tab/>10</text:a></text:p>
          <text:p text:style-name="P58"><text:a xlink:type="simple" xlink:href="#__RefHeading___Toc1868_3668116786" text:style-name="Index_20_Link" text:visited-style-name="Index_20_Link">5. Описание библиотек<text:tab/>11</text:a></text:p>
          <text:p text:style-name="P61"><text:a xlink:type="simple" xlink:href="#__RefHeading___Toc1870_3668116786" text:style-name="Index_20_Link" text:visited-style-name="Index_20_Link">5.1. Библиотека файлов начального запуска сrt0<text:tab/>11</text:a></text:p>
          <text:p text:style-name="P61"><text:a xlink:type="simple" xlink:href="#__RefHeading___Toc1872_3668116786" text:style-name="Index_20_Link" text:visited-style-name="Index_20_Link">5.2. Библиотека libc для ZX: libz80<text:tab/>11</text:a></text:p>
          <text:p text:style-name="P61"><text:a xlink:type="simple" xlink:href="#__RefHeading___Toc1874_3668116786" text:style-name="Index_20_Link" text:visited-style-name="Index_20_Link">5.3. Библиотека музыкальных плееров libay<text:tab/>11</text:a></text:p>
          <text:p text:style-name="P61"><text:a xlink:type="simple" xlink:href="#__RefHeading___Toc1876_3668116786" text:style-name="Index_20_Link" text:visited-style-name="Index_20_Link">5.4. Библиотека вывода на стандартный экран ZX libconio<text:tab/>11</text:a></text:p>
          <text:p text:style-name="P61"><text:a xlink:type="simple" xlink:href="#__RefHeading___Toc1878_3668116786" text:style-name="Index_20_Link" text:visited-style-name="Index_20_Link">5.5. Библиотека работы с прерываниями libim2<text:tab/>11</text:a></text:p>
          <text:p text:style-name="P61"><text:a xlink:type="simple" xlink:href="#__RefHeading___Toc1880_3668116786" text:style-name="Index_20_Link" text:visited-style-name="Index_20_Link">5.6. Библиотека работы с кольцевыми буферами libringbuf<text:tab/>11</text:a></text:p>
          <text:p text:style-name="P61"><text:a xlink:type="simple" xlink:href="#__RefHeading___Toc1882_3668116786" text:style-name="Index_20_Link" text:visited-style-name="Index_20_Link">5.7. Библиотека вывода спрайтов на стандартный экран ZX libspr<text:tab/>11</text:a></text:p>
          <text:p text:style-name="P61"><text:a xlink:type="simple" xlink:href="#__RefHeading___Toc1884_3668116786" text:style-name="Index_20_Link" text:visited-style-name="Index_20_Link">5.8. Библиотека работы с таймерами libtimer<text:tab/>11</text:a></text:p>
          <text:p text:style-name="P61"><text:a xlink:type="simple" xlink:href="#__RefHeading___Toc1886_3668116786" text:style-name="Index_20_Link" text:visited-style-name="Index_20_Link">5.9. Библиотека работы с UARTами libuart<text:tab/>11</text:a></text:p>
          <text:p text:style-name="P61"><text:a xlink:type="simple" xlink:href="#__RefHeading___Toc1888_3668116786" text:style-name="Index_20_Link" text:visited-style-name="Index_20_Link">5.10. Библиотека создания плагинов для WC libwcplugin<text:tab/>11</text:a></text:p>
          <text:p text:style-name="P61"><text:a xlink:type="simple" xlink:href="#__RefHeading___Toc1890_3668116786" text:style-name="Index_20_Link" text:visited-style-name="Index_20_Link">5.11. Библиотека работы с клавиатурой ZX libzxkbd<text:tab/>11</text:a></text:p>
          <text:p text:style-name="P61"><text:a xlink:type="simple" xlink:href="#__RefHeading___Toc1892_3668116786" text:style-name="Index_20_Link" text:visited-style-name="Index_20_Link">5.12. Библиотека работы с клавиатурой PS2 libps2<text:tab/>11</text:a></text:p>
        </text:index-body>
      </text:table-of-content>
      <text:h text:style-name="Heading_20_1" text:outline-level="1" text:is-list-header="true"/>
      <text:p text:style-name="P7">Нет неразрешимых проблем, есть неприятные решения.</text:p>
      <text:h text:style-name="Heading_20_1" text:outline-level="1" text:is-list-header="true"><text:bookmark-start text:name="__RefHeading___Toc644_1913446055"/>Предупреждение<text:bookmark-end text:name="__RefHeading___Toc644_1913446055"/></text:h>
      <text:p text:style-name="P1"><text:tab/>Автор ни в коем случае не считает свое мнение единственно правильным и может его изменить или дополнить под действием <text:span text:style-name="T2">разумных</text:span> аргументов.</text:p>
      <text:p text:style-name="P11"><text:tab/><text:span text:style-name="T1">Также я не претендую на истину в последней инстанции, не считаю себя великим разработчиком систем как для Z80, так и систем вообще.</text:span></text:p>
      <text:p text:style-name="P11"><text:tab/><text:span text:style-name="T5">Посему прошу простить и понять мои ошибки, неточности и прочие места, которые вам придутся не по вкусу.</text:span></text:p>
      <text:p text:style-name="P11"><text:tab/><text:span text:style-name="T6">Если же вам есть, что сказать — то можно всегда написать мне об этом.</text:span></text:p>
      <text:p text:style-name="P11"><text:span text:style-name="T8"/></text:p>
      <text:p text:style-name="P12"><text:span text:style-name="T8">S</text:span><text:span text:style-name="T7">fS, автор сего </text:span><text:span text:style-name="T9">труда</text:span><text:span text:style-name="T7">.</text:span></text:p>
      <text:h text:style-name="Heading_20_1" text:outline-level="1" text:is-list-header="true"><text:bookmark-start text:name="__RefHeading___Toc648_1913446055"/>Введение<text:bookmark-end text:name="__RefHeading___Toc648_1913446055"/></text:h>
      <text:p text:style-name="P8"><text:tab/><text:span text:style-name="T10">В далеких 90х практически единственным достойным средством разработки для ZX были ассемблеры. Их была масса. Они плодились и размножались.</text:span></text:p>
      <text:p text:style-name="P8"><text:tab/><text:span text:style-name="T10">На тех, кто пытался писать на C или Pascal — большинство кодеров смотрело как на детоубийц-некрофилов. Единственно, что не вызывало у кодеров тотальной брезгливости из ЯВУ (язык высокого уровня) для ZX — это был встроенный бейсик. И то с оговорками.</text:span></text:p>
      <text:p text:style-name="P9"><text:tab/><text:span text:style-name="T11">Но время шло. Катилось галактическое кольцо жизни по своей орбите, радиусом 27700 световых лет. За прошедшие с тех пор приблизительно 30 лет изменилось многое. Появились и канули в лету малиновые пиджаки и пейджеры. Расцвели и завяли радиобарахолки. Микросхемы серий 1533, 1554, 580 и других из дефицита превратились в бросовый товар, который можно получить почти бесплатно. Да и мы сами изменились. Из стройных вьюношей превратились в не очень стройных мужчин. Обзавелись женами, детьми, любовницами, котами, собаками и рыбками. Но одно осталось у нас на всю жизнь — любовь к железкам, собранным своими руками, программам, написанным своей головой, музыкой и графикой, которая выжимает из 8 бит все, что только можно. Посему мы продолжаем пытаться изобретать что-то свое. Просто для удовольствия.</text:span></text:p>
      <text:p text:style-name="P9"><text:tab/><text:span text:style-name="T12">На фоне всех изменений пора бы измениться и взглядам на ЯВУ для ZX. Сегодня, наверное единственный свободный кросс-компилятор для ZX — это SDCC.</text:span></text:p>
      <text:p text:style-name="P9"><text:tab/><text:span text:style-name="T13">Так как это не майнстрим и разработкой его занимается совсем немного народа — то «особенностей», осложняющих жизнь в нем тьма тьмущая. Но, как говориться, «за неимением гербовой, будем писать на обычной».</text:span></text:p>
      <text:p text:style-name="P13"><text:tab/><text:span text:style-name="T14">Множество не очень удачных попыток использования sdcc привело меня к мысли, что <text:s/>без создания автоматизированной среды сборки, содержащей кучу скриптов, купирующих родовые недостатки SDCC, жизнь продолжаться не может.</text:span></text:p>
      <text:p text:style-name="P13"><text:tab/><text:span text:style-name="T30">Несколько вариантов различного подхода привели меня к созданию того, что называется в данный момент SDCC-NOINIT. Не спрашивайте, почему именно так. Сам не знаю.</text:span></text:p>
      <text:p text:style-name="P13"/>
      <text:h text:style-name="P53" text:outline-level="1"/>
      <text:h text:style-name="P56" text:outline-level="1"><text:bookmark-start text:name="__RefHeading___Toc1046_3668116786"/>Как <text:span text:style-name="T61">транслируется</text:span> программа на C<text:bookmark-end text:name="__RefHeading___Toc1046_3668116786"/></text:h>
      <text:p text:style-name="P13"><text:tab/><text:span text:style-name="T31">Чтобы понять почему что-то сделано так, а не иначе — надо разобраться как оно работает. Так что начнем издалека. Из глубины времен до нас дошел единственно правильный путь работы трансляторов ЯВУ. Тот самый путь, коего придерживаются разработчики с прошлого тысячелетия.</text:span></text:p>
      <text:p text:style-name="P13"><text:tab/><text:span text:style-name="T32">Пакет программ SDCC в этом смысле не отличается от других подобных пакетов программ — будь то GCC или IAR. Схему сборки любого проекта можно представить приблизительно в таком виде, как на рис.</text:span><text:span text:style-name="T32"><text:sequence-ref text:reference-format="value" text:ref-name="refРис.0">1</text:sequence-ref></text:span><text:span text:style-name="T32">.</text:span></text:p>
      <text:p text:style-name="P13"><text:tab/></text:p>
      <text:p text:style-name="P13"><draw:frame draw:style-name="fr1" draw:name="Врезка1" text:anchor-type="paragraph" svg:width="17cm" draw:z-index="0"><draw:text-box fo:min-height="10.89cm"><text:p text:style-name="Рис."><draw:frame draw:style-name="fr2" draw:name="Изображение1" text:anchor-type="as-char" svg:width="17cm" style:rel-width="100%" svg:height="10.89cm" style:rel-height="scale" draw:z-index="1"><draw:image xlink:href="Pictures/200001AF000061DA00003EB2C8010A3BA9E6A986.wmf" xlink:type="simple" xlink:show="embed" xlink:actuate="onLoad"/></draw:frame><text:span text:style-name="T33"><text:line-break/></text:span>Рис. <text:sequence text:ref-name="refРис.0" text:name="Рис." text:formula="ooow:Рис.+1" style:num-format="1">1</text:sequence>: Трансляция программы на языке C пакетом SDCC - от исходного кода до исполняемых файлов</text:p></draw:text-box></draw:frame><text:tab/></text:p>
      <text:p text:style-name="P14"><text:span text:style-name="T34"><text:tab/>Рассмотрим алгоритм, что видим мы на рис.</text:span><text:span text:style-name="T34"><text:sequence-ref text:reference-format="value" text:ref-name="refРис.0">1</text:sequence-ref></text:span><text:span text:style-name="T34">. <text:s/>Это основа основ. <text:s text:c="2"/>SDCC-NOINIT работает именно по этому алгоритму, дополняя его, но по сути не изменяя.</text:span></text:p>
      <text:p text:style-name="P14"><text:tab/><text:span text:style-name="T82">Рассмотрение алгоритма сделаем по возможности кратким, чтобы не погрязнуть в излишних технических подробностях. О них мы поговорим позже.</text:span><text:tab/></text:p>
      <text:p text:style-name="P14"/>
      <text:p text:style-name="P14"><text:tab/><text:span text:style-name="T35">Итак, что у нас есть в начале? А в начале у нас есть слово. И слово это — на языках С и ассемблера, в файлах, что обычно носят расширения </text:span><text:span text:style-name="T17">*.c</text:span><text:span text:style-name="T35">, </text:span><text:span text:style-name="T17">*.h</text:span><text:span text:style-name="T35"> и </text:span><text:span text:style-name="T17">*.s</text:span><text:span text:style-name="T35">.</text:span></text:p>
      <text:p text:style-name="P14"><text:tab/><text:span text:style-name="T36">Некоторые думают, что компилятор — это программа, которая из этих файлов делает бинарь. Они жестоко ошибаются! Чтобы получить бинарь — надо потеть нескольким программам по очереди, а то и не по одному разу.</text:span></text:p>
      <text:p text:style-name="P14"><text:tab/><text:span text:style-name="T36">Итак, что же происходит с файлами, что мы набрали в текстовом редакторе? Они передаются на программу-препроцессор, в нашем случае называемую </text:span><text:span text:style-name="T16">sdcpp</text:span><text:span text:style-name="T36">.</text:span></text:p>
      <text:p text:style-name="P13"><text:tab/><text:span text:style-name="T37">Что делает эта чудесная программа? Как ни удивительно, но она выполняет так называемые «директивы препроцессора».</text:span></text:p>
      <text:p text:style-name="P15"><text:soft-page-break/><text:tab/><text:span text:style-name="T38">Не пугайтесь этих загадочных слов. Что такое директива препроцессора? Это команда, начинающаяся со знака «решетка» (#), например #define, #if, #ifdef, #ifndef, #endif, #include.</text:span></text:p>
      <text:p text:style-name="P15"><text:tab/><text:span text:style-name="T63">Так вот — компилятор эти команды не понимает. Компилятору надо подать текст, очищенный от этих решеток. Иначе его может стошнить прямо на ваш дисплей. Некрасиво получится.</text:span></text:p>
      <text:p text:style-name="P15"><text:tab/><text:span text:style-name="T64">А вот как раз препроцессор никакие другие команды в тексте, кроме как начинающиеся с #, не интересуют. Поэтому директивы препроцессора с успехом можно использовать как в файлах на C, <text:s/>так и в файлах на языке ассемблера.</text:span></text:p>
      <text:p text:style-name="P15"/>
      <text:h text:style-name="Heading_20_2" text:outline-level="2"><text:bookmark-start text:name="__RefHeading___Toc1194_3668116786"/><text:span text:style-name="T18">Препроцессор</text:span><text:bookmark-end text:name="__RefHeading___Toc1194_3668116786"/></text:h>
      <text:p text:style-name="P15"><text:tab/><text:span text:style-name="T39">На этой стадии, исходные тексты преобразуются в другие тексты в соответствии с директивами препроцессора. Рассмотрим очень коротко наиболее используемые директивы.</text:span></text:p>
      <text:p text:style-name="P21"><text:tab/><text:span text:style-name="T53">Самая важная, нужная, полезная и красивая из директив — это несомненно </text:span><text:span text:style-name="T20">#define</text:span><text:span text:style-name="T53">. Она позволяет заменять одно слово на другое.</text:span></text:p>
      <text:p text:style-name="P21"><text:span text:style-name="T40">Например, если у вас было написано:</text:span></text:p>
      <text:p text:style-name="Quotations">// … Что-то до </text:p>
      <text:p text:style-name="Quotations">#define WIN_W<text:tab/>16</text:p>
      <text:p text:style-name="Quotations">#define WIN_H<text:tab/>12</text:p>
      <text:p text:style-name="Quotations"/>
      <text:p text:style-name="Quotations">// … Что-то после</text:p>
      <text:p text:style-name="Quotations"/>
      <text:p text:style-name="Quotations">clw(WIN_W, <text:s/>WIN_H);</text:p>
      <text:p text:style-name="P16"/>
      <text:p text:style-name="P16">то после препроцессора все директивы имение его исчезнут, а на место определенных символов встанут их значения:</text:p>
      <text:p text:style-name="P16"/>
      <text:p text:style-name="P59">// … Что-то до </text:p>
      <text:p text:style-name="P59"/>
      <text:p text:style-name="P59">// … Что-то после</text:p>
      <text:p text:style-name="P59">clw(16, <text:span text:style-name="T41">12</text:span>);</text:p>
      <text:p text:style-name="P22">Директивой <text:span text:style-name="T20">#define</text:span><text:span text:style-name="T53"> </text:span>можно определять и макросы.</text:p>
      <text:p text:style-name="P23">Например, код </text:p>
      <text:p text:style-name="P22"/>
      <text:p text:style-name="Quotations">#define <text:span text:style-name="T54">printat</text:span>(<text:span text:style-name="T55">x,y,</text:span>s) <text:span text:style-name="T55">\</text:span></text:p>
      <text:p text:style-name="Quotations"><text:tab/><text:span text:style-name="T55">at(x,y); \</text:span></text:p>
      <text:p text:style-name="Quotations"><text:tab/>print<text:span text:style-name="T55">f</text:span>(s);</text:p>
      <text:p text:style-name="Quotations"/>
      <text:p text:style-name="P60"><text:span text:style-name="T54">printat</text:span>(<text:span text:style-name="T56">10,12,</text:span><text:span text:style-name="T44">"</text:span><text:span text:style-name="T49">String at 10,12</text:span><text:span text:style-name="T44">"</text:span>);</text:p>
      <text:p text:style-name="P23">после препроцессора даст </text:p>
      <text:p text:style-name="Quotations"><text:span text:style-name="T21">at(10,12);</text:span></text:p>
      <text:p text:style-name="P60">print<text:span text:style-name="T55">f</text:span>(<text:span text:style-name="T44">"</text:span><text:span text:style-name="T49">String at 10,12</text:span><text:span text:style-name="T44">"</text:span>);</text:p>
      <text:p text:style-name="P24"><text:tab/>Определяя макросы — будьте внимательны. Если определять макросы через макросы можно такого наворотить… В общем — чтобы не по принципу «заставь дурака богу молиться».</text:p>
      <text:p text:style-name="P17"/>
      <text:p text:style-name="P17"><text:soft-page-break/><text:tab/>Другая очень широко и<text:span text:style-name="T42">спользуемая и всем известная директива препроцессора — это </text:span><text:span text:style-name="T19">#include</text:span><text:span text:style-name="T42">. Она просто напросто вставляет указанный текстовый файл в указанное место. Обычно это файлы с расширением </text:span><text:span text:style-name="T19">*.h</text:span><text:span text:style-name="T42">, в которых определены константы и макросы. Но вообще можно вставлять любые файлы. Если знаете что делаете, конечно.</text:span></text:p>
      <text:p text:style-name="P18"><text:tab/><text:span text:style-name="T43">С директивой </text:span><text:span text:style-name="T19">#include</text:span><text:span text:style-name="T42"> надо помнить, что если имя файла взято в кавычки (</text:span><text:span text:style-name="T19">#include </text:span><text:span text:style-name="T46">"</text:span><text:span text:style-name="T47">file.h</text:span><text:span text:style-name="T46">"</text:span><text:span text:style-name="T45">), то этот файл должен лежать в том же каталоге, что и компилируемый файл из которого происходит вызов директивы </text:span><text:span text:style-name="T46">#include</text:span><text:span text:style-name="T45">. Если же </text:span><text:span text:style-name="T44">имя файла взято в </text:span><text:span text:style-name="T45">угловые скобки</text:span><text:span text:style-name="T44"> (</text:span><text:span text:style-name="T46">#include </text:span><text:span text:style-name="T47">&lt;file.h&gt;</text:span><text:span text:style-name="T45">), то препроцессор будет искать этот файл по всем, заданные опцией -L путям.</text:span></text:p>
      <text:p text:style-name="P18"><text:span text:style-name="T45"/></text:p>
      <text:p text:style-name="P18"><text:span text:style-name="T45"><text:tab/></text:span><text:span text:style-name="T48">Ну и, наконец, если я не рассмотрю условные директивы — то покрою себя несмываемым позором. </text:span><text:span text:style-name="T50">Условные директивы препроцессора — это директивы, которые могут вставлять или не вставлять в текст код, в зависимости от заданных условий.</text:span></text:p>
      <text:p text:style-name="P19"><text:span text:style-name="T50"><text:tab/></text:span><text:span text:style-name="T51">Все они начинаются с #if (#if, #ifdef, #ifndef), и имеют, условно, такие формы:</text:span></text:p>
      <text:p text:style-name="P20"><text:span text:style-name="T51">«if-endif», «if-else-endif», «if-elif-endif», «if-elif-</text:span><text:span text:style-name="T52">else-</text:span><text:span text:style-name="T51">endif».</text:span></text:p>
      <text:p text:style-name="P18"><text:span text:style-name="T51"/></text:p>
      <text:p text:style-name="P25">Несколько <text:span text:style-name="T83">образцов условных директив</text:span>:</text:p>
      <text:p text:style-name="P25"/>
      <text:p text:style-name="Quotations">#if &lt;условие&gt;</text:p>
      <text:p text:style-name="Quotations"><text:tab/>// код, <text:span text:style-name="T58">включаемый если условие истинно</text:span></text:p>
      <text:p text:style-name="Quotations">#endif</text:p>
      <text:p text:style-name="Quotations"/>
      <text:p text:style-name="Quotations">#if<text:span text:style-name="T58">def</text:span> <text:span text:style-name="T58">SYMBOL</text:span></text:p>
      <text:p text:style-name="Quotations"><text:tab/>// код, <text:span text:style-name="T58">включаемый если символ SYMBOL определен</text:span></text:p>
      <text:p text:style-name="Quotations">#endif</text:p>
      <text:p text:style-name="Quotations"/>
      <text:p text:style-name="Quotations">#if<text:span text:style-name="T58">ndef</text:span> <text:span text:style-name="T58">SYMBOL</text:span></text:p>
      <text:p text:style-name="Quotations"><text:tab/>// код, <text:span text:style-name="T58">включаемый если символ SYMBOL не определен</text:span></text:p>
      <text:p text:style-name="Quotations">#endif</text:p>
      <text:p text:style-name="Quotations"><text:tab/></text:p>
      <text:p text:style-name="Quotations">#if &lt;условие<text:span text:style-name="T59">1</text:span>&gt;</text:p>
      <text:p text:style-name="Quotations"><text:tab/>// код, <text:span text:style-name="T58">включаемый если условие1 истинно</text:span></text:p>
      <text:p text:style-name="Quotations">#elif <text:span text:style-name="T57">&lt;условие</text:span>2<text:span text:style-name="T57">&gt;</text:span></text:p>
      <text:p text:style-name="Quotations"><text:tab/><text:span text:style-name="T57">// код, включаемый если условие2 истинно, <text:s/>условие1 - ложно</text:span></text:p>
      <text:p text:style-name="Quotations">#elif <text:span text:style-name="T57">&lt;условие3&gt;</text:span></text:p>
      <text:p text:style-name="Quotations"><text:tab/><text:span text:style-name="T57">// код, включаемый если условие3 истинно, <text:s/>условие1 и условие2 - ложны</text:span></text:p>
      <text:p text:style-name="Quotations">#else</text:p>
      <text:p text:style-name="Quotations"><text:tab/><text:span text:style-name="T57">// код, включаемый если все условия ложны</text:span></text:p>
      <text:p text:style-name="Quotations">#endif</text:p>
      <text:p text:style-name="P26"><text:tab/>На этом закончим про препроцессор и вернемся к нему тогда, когда в этом будет необходимость. Если же кому хочется больше — то прошу в интернет по ссылке <text:a xlink:type="simple" xlink:href="https://ru.wikipedia.org/wiki/Препроцессор_Си#.D0.92.D1.81.D1.82.D0.B0.D0.B2.D0.BA.D0.B0_.D1.84.D0.B0.D0.B9.D0.BB.D0.BE.D0.B2_.28.23include.29" text:style-name="Internet_20_link" text:visited-style-name="Visited_20_Internet_20_Link"><text:span text:style-name="T60">https://ru.wikipedia.org/wiki/%D0%9F%D1%80%D0%B5%D0%BF%D1%80%D0%BE%D1%86%D0%B5%D1%81%D1%81%D0%BE%D1%80_%D0%A1%D0%B8#.D0.92.D1.81.D1.82.D0.B0.D0.B2.D0.BA.D0.B0_.D1.84.D0.B0.D0.B9.D0.BB.D0.BE.D0.B2_.28.23include.29</text:span></text:a><text:span text:style-name="T60">.</text:span></text:p>
      <text:p text:style-name="P26"><text:tab/><text:span text:style-name="T65">Пока запомним лишь, что препроцессор — чистит файл от решеток и даёт компилятору «чистый текст» и перейдем к следующей стадии, которая называется «компиляция».</text:span></text:p>
      <text:p text:style-name="P26"><text:tab/><text:span text:style-name="T70">Заметим, что файлы, написанные на языке ассемблера (</text:span><text:span text:style-name="T25">*.s</text:span><text:span text:style-name="T70">) сразу после препроцессора становятся </text:span><text:span text:style-name="T25">*.asm</text:span><text:span text:style-name="T70"> файлами, а файлы, написанные на C - </text:span><text:span text:style-name="T25">*.E</text:span><text:span text:style-name="T70"> файлами.</text:span></text:p>
      <text:p text:style-name="P27"/>
      <text:h text:style-name="Heading_20_2" text:outline-level="2"><text:bookmark-start text:name="__RefHeading___Toc1196_3668116786"/><text:span text:style-name="T22">Компиляция</text:span><text:bookmark-end text:name="__RefHeading___Toc1196_3668116786"/></text:h>
      <text:p text:style-name="P28"><text:tab/><text:span text:style-name="T62">Компиляция — это перевод текста программы, написанной на ЯВУ и обработанной препроцессором в текст на языке ассемблера. Собственно этим и занимается часть транслятора, именуемая компилятором. Многие часто путают трансляцию и компиляцию. Не </text:span><text:soft-page-break/><text:span text:style-name="T62">надо опускаться так низко. Трансляция — «от исходного текста до бинаря». А компиляция «от препроцессора до ассемблера».</text:span></text:p>
      <text:p text:style-name="P28"><text:tab/><text:span text:style-name="T66">Исходя из определения компиляции становится понятно, что файлы на языке ассемблера компилировать не надо. Ибо они и так уже на ассемблере.</text:span></text:p>
      <text:p text:style-name="P28"><text:tab/><text:span text:style-name="T67">Итак на вход компилятора подаются файлы на языке C с расширением </text:span><text:span text:style-name="T23">*.E</text:span><text:span text:style-name="T67">, а на выходе получаются файлы на языке ассемблера с расширением </text:span><text:span text:style-name="T23">*.asm</text:span><text:span text:style-name="T67">.</text:span></text:p>
      <text:p text:style-name="P31"><text:tab/><text:span text:style-name="T68">Поскольку фронт-енд транслятора </text:span><text:span text:style-name="T24">sdcc</text:span><text:span text:style-name="T68"> сам вызывает препроцессор и компилятор, то файлов с расширением </text:span><text:span text:style-name="T69">*.E</text:span><text:span text:style-name="T68"> мы как правило не видим. Да они нас обычно и не интересуют.</text:span></text:p>
      <text:p text:style-name="P28"><text:tab/><text:span text:style-name="T68">После стадии компиляции различие между исходниками на С (</text:span><text:span text:style-name="T24">*.c)</text:span><text:span text:style-name="T68"> и ассемблере (</text:span><text:span text:style-name="T24">*.s</text:span><text:span text:style-name="T68">) исчезают — все они становятся безликими файлами </text:span><text:span text:style-name="T24">*.asm</text:span><text:span text:style-name="T68">, хоть и различными путями.</text:span></text:p>
      <text:p text:style-name="P28"><text:tab/><text:span text:style-name="T71">И это прекрасно, потому что следующая стадия у всех одна — ассемблирование.</text:span></text:p>
      <text:p text:style-name="P32"><text:tab/><text:span text:style-name="T84">Компилятор пакета sdcc так и называется — </text:span><text:span text:style-name="T27">sdcc</text:span><text:span text:style-name="T84">, что вносит некоторую путаницу. Но делать нечего — компилятор объединен с фронт-ендом.</text:span></text:p>
      <text:p text:style-name="P28"/>
      <text:h text:style-name="Heading_20_2" text:outline-level="2"><text:bookmark-start text:name="__RefHeading___Toc1198_3668116786"/>Ассемблирование<text:bookmark-end text:name="__RefHeading___Toc1198_3668116786"/></text:h>
      <text:p text:style-name="P29"><text:tab/><text:span text:style-name="T72">Ассемблирование — это процесс преобразования файла с текстом на языке ассемблера в объектный файл. В нашем случае объектные файлы имею расширение </text:span><text:span text:style-name="T26">*.rel</text:span><text:span text:style-name="T72">. Программа, которое совершает описанные зверства над ассемблеными файлами носит название </text:span><text:span text:style-name="T26">sdas</text:span><text:span text:style-name="T72">.</text:span></text:p>
      <text:p text:style-name="P29"><text:tab/><text:span text:style-name="T73">Что же такое «объектный файл»? Зачем он нужен? А нужен он, чтобы собрать из кусочков всю программу и привязать ее к нужным абсолютным адресам памяти.</text:span></text:p>
      <text:p text:style-name="P29"><text:tab/><text:span text:style-name="T74">Каждый объектный файл хранит три основные сущности: глобальные символы, откомпилированный объектный код и таблицу перемещения.</text:span></text:p>
      <text:p text:style-name="P29"><text:tab/><text:span text:style-name="T75">Глобальные символы — это символы, которые доступны из всех объектных файлов проекта. В противоположность им есть локальные символы, которые доступны только в пределах одного файла (не путайте их с локальными переменными, которые доступны только в пределах скобок {}!).</text:span></text:p>
      <text:p text:style-name="P30"><text:tab/><text:span text:style-name="T76">Откомпилированный объектный код — это исполняемый двоичный код с одним нюансом — вместо абсолютных адресов в нем указаны относительные. А для преобразования относительных адресов в абсолютные как раз и используется таблица перемещения.</text:span></text:p>
      <text:p text:style-name="P30"><text:tab/><text:span text:style-name="T77">На этом прервем, но не завершим пока рассказ об ассемблировании и перейдем к завершающей стадии сборки проекта — линковке.</text:span></text:p>
      <text:p text:style-name="P30"/>
      <text:h text:style-name="Heading_20_2" text:outline-level="2"><text:bookmark-start text:name="__RefHeading___Toc1200_3668116786"/>Линковка<text:bookmark-end text:name="__RefHeading___Toc1200_3668116786"/></text:h>
      <text:p text:style-name="P29"><text:tab/><text:span text:style-name="T78">Линковка — это по сути процесс размещения объектных файлов по заданным абсолютным адресам.</text:span></text:p>
      <text:p text:style-name="P29"><text:tab/><text:span text:style-name="T79">Программе линкеру </text:span><text:span text:style-name="T28">sdld</text:span><text:span text:style-name="T79"> передается такой ключевой параметр как адрес начала бинарного кода. И далее линкер размещает все объектные файлы, начиная с этого адреса. В процессе размещения каждого файла, линкер рассчитывает абсолютные адреса всех его символов и подставляет их на соответствующие места в файле.</text:span></text:p>
      <text:p text:style-name="P29"><text:tab/><text:span text:style-name="T80">Таким образом, в результате линковки получается некий «образ памяти», начиная с указанного адреса. Если полученный образ поместить в память с адреса <text:s/>начала бинарного кода и передать ему управление — то наша программа начнет выполняться.</text:span></text:p>
      <text:p text:style-name="P29"><text:tab/><text:span text:style-name="T80">В SDCC есть нюанс — линкер генерирует выходные файлы в текстовом формате intel hex. Для запуска же нам нужен двоичный код. Но утилита hex2bin без труда позволяет нам решить эту проблему.</text:span></text:p>
      <text:p text:style-name="P29"/>
      <text:h text:style-name="Heading_20_2" text:outline-level="2"><text:bookmark-start text:name="__RefHeading___Toc1202_3668116786"/><text:soft-page-break/>Преобразования<text:bookmark-end text:name="__RefHeading___Toc1202_3668116786"/></text:h>
      <text:p text:style-name="P33"><text:tab/>Поскольку, бинарный файл не удобен тем, что в нем нет информации с какого адреса его грузить, да и вообще никакой дополнительной информации, то его преобразуют обычно в один из понимаемых ZX форматов - <text:span text:style-name="T15">*.tap</text:span>, <text:span text:style-name="T15">*.trd</text:span> или <text:span text:style-name="T15">Hobeta</text:span>.</text:p>
      <text:p text:style-name="P33"><text:tab/><text:span text:style-name="T81">Сам бинарь при этом не изменяется, но к нему добавляется заголовок или даже бейсик-загрузчик.</text:span></text:p>
      <text:p text:style-name="P33"/>
      <text:h text:style-name="Heading_20_2" text:outline-level="2"><text:bookmark-start text:name="__RefHeading___Toc1048_3668116786"/>Небольшой итог<text:bookmark-end text:name="__RefHeading___Toc1048_3668116786"/></text:h>
      <text:p text:style-name="P34"><text:tab/><text:span text:style-name="T85">В итоге всех моих словестных изысков надо усвоить следующее:</text:span></text:p>
      <text:p text:style-name="P35"/>
      <text:list xml:id="list61787069" text:style-name="L2">
        <text:list-item>
          <text:p text:style-name="P36">На вход транслятора подаются текстовые файлы <text:span text:style-name="T86">на языках С и Ассемблера.</text:span></text:p>
          <text:p text:style-name="P37"/>
        </text:list-item>
        <text:list-item>
          <text:p text:style-name="P38">Файлы прогоняются через препроцессор, который выполняет только свои директивы, преобразуя остальной код в соответствии с ними:</text:p>
          <text:p text:style-name="P38"><text:span text:style-name="T87"><text:tab/></text:span><text:span text:style-name="T29">*.c, *.h → *.E</text:span></text:p>
          <text:p text:style-name="P48"><text:span text:style-name="T87"><text:tab/>*.s → *.asm</text:span></text:p>
          <text:p text:style-name="P37"/>
        </text:list-item>
        <text:list-item>
          <text:p text:style-name="P37">Препроцессированные файлы на языке С передаются компилятору; <text:span text:style-name="T88">на выходе получается код ассемблера</text:span>:</text:p>
          <text:p text:style-name="P39"><text:tab/><text:span text:style-name="T29">*.E → *.asm</text:span></text:p>
          <text:p text:style-name="P39"/>
        </text:list-item>
        <text:list-item>
          <text:p text:style-name="P42">Ассемблерные файлы передаются ассемблеру; <text:span text:style-name="T89">на выходе получаются файлы с объектным кодом</text:span>:</text:p>
          <text:p text:style-name="P40"><text:tab/><text:span text:style-name="T29">*.asm → *.rel</text:span></text:p>
          <text:p text:style-name="P42"/>
        </text:list-item>
        <text:list-item>
          <text:p text:style-name="P43">Файлы с объектным кодом линкуются в исполняемый файл в формате Intel Hex:</text:p>
          <text:p text:style-name="P41"><text:tab/><text:span text:style-name="T29">*.rel → &lt;имя программы&gt;.hex</text:span></text:p>
          <text:p text:style-name="P43"/>
        </text:list-item>
        <text:list-item>
          <text:p text:style-name="P44"><text:span text:style-name="T90">И</text:span>сполняемый файл в формате Intel Hex <text:span text:style-name="T90">преобразуется в бинарный образ программы</text:span>:</text:p>
          <text:p text:style-name="P45"><text:tab/><text:span text:style-name="T29">&lt;имя программы&gt;.hex → &lt;имя программы&gt;.bin</text:span></text:p>
          <text:p text:style-name="P45"/>
        </text:list-item>
        <text:list-item>
          <text:p text:style-name="P47">Если необходимо, то специальными утилитами создается загрузочный файл <text:span text:style-name="T91">нужного формата</text:span>:</text:p>
          <text:p text:style-name="P47"><text:tab/><text:span text:style-name="T29">&lt;имя программы&gt;.bin </text:span><text:span text:style-name="T15">→ </text:span><text:span text:style-name="T29">&lt;имя программы&gt;.tap</text:span></text:p>
          <text:p text:style-name="P49"><text:span text:style-name="T87"><text:tab/>&lt;имя программы&gt;.bin </text:span>→ <text:span text:style-name="T87">&lt;имя программы&gt;.trd</text:span></text:p>
          <text:p text:style-name="P49"><text:span text:style-name="T87"><text:tab/>&lt;имя программы&gt;.bin </text:span>→ <text:span text:style-name="T87">&lt;имя программы&gt;.$B</text:span></text:p>
          <text:p text:style-name="P49"><text:span text:style-name="T87"><text:tab/>&lt;имя программы&gt;.bin </text:span>→ <text:span text:style-name="T87">&lt;имя программы&gt;.$C</text:span></text:p>
        </text:list-item>
      </text:list>
      <text:p text:style-name="P46"/>
      <text:p text:style-name="P50"><text:tab/>Пока мы не рассматривали такие вещи, как стартовый код, <text:span text:style-name="T92">библиотеки, </text:span>излишние секции и многое другое.</text:p>
      <text:p text:style-name="P51"><text:tab/></text:p>
      <text:p text:style-name="P50"/>
      <text:h text:style-name="P55" text:outline-level="1"><text:bookmark-start text:name="__RefHeading___Toc1521_3668116786"/>Особенности SDCC<text:bookmark-end text:name="__RefHeading___Toc1521_3668116786"/></text:h>
      <text:h text:style-name="Heading_20_2" text:outline-level="2"><text:bookmark-start text:name="__RefHeading___Toc1523_3668116786"/><text:span text:style-name="T93">Линковка и с</text:span>екции <text:span text:style-name="T93">линкера</text:span><text:bookmark-end text:name="__RefHeading___Toc1523_3668116786"/></text:h>
      <text:h text:style-name="Heading_20_2" text:outline-level="2"><text:bookmark-start text:name="__RefHeading___Toc1525_3668116786"/>Компилятор<text:bookmark-end text:name="__RefHeading___Toc1525_3668116786"/></text:h>
      <text:h text:style-name="Heading_20_2" text:outline-level="2"><text:bookmark-start text:name="__RefHeading___Toc1529_3668116786"/>Стартовый код<text:bookmark-end text:name="__RefHeading___Toc1529_3668116786"/></text:h>
      <text:p text:style-name="P52"/>
      <text:p text:style-name="P52"/>
      <text:h text:style-name="P54" text:outline-level="1"/>
      <text:h text:style-name="P55" text:outline-level="1"><text:bookmark-start text:name="__RefHeading___Toc1830_3668116786"/>Структура каталогов SDCC-NOINIT<text:bookmark-end text:name="__RefHeading___Toc1830_3668116786"/></text:h>
      <text:h text:style-name="Heading_20_2" text:outline-level="2"><text:bookmark-start text:name="__RefHeading___Toc1832_3668116786"/><text:span text:style-name="T94">Каталог с исходными текстами </text:span>apps<text:tab/><text:tab/><text:bookmark-end text:name="__RefHeading___Toc1832_3668116786"/></text:h>
      <text:h text:style-name="Heading_20_2" text:outline-level="2"><text:bookmark-start text:name="__RefHeading___Toc1834_3668116786"/><text:span text:style-name="T94">Каталог с исходными текстами </text:span>configs<text:bookmark-end text:name="__RefHeading___Toc1834_3668116786"/></text:h>
      <text:h text:style-name="Heading_20_2" text:outline-level="2"><text:bookmark-start text:name="__RefHeading___Toc1836_3668116786"/><text:span text:style-name="T94">Каталог с исходными текстами </text:span>include<text:bookmark-end text:name="__RefHeading___Toc1836_3668116786"/></text:h>
      <text:h text:style-name="Heading_20_2" text:outline-level="2"><text:bookmark-start text:name="__RefHeading___Toc1838_3668116786"/><text:span text:style-name="T94">Каталог с исходными текстами </text:span>libsrc<text:bookmark-end text:name="__RefHeading___Toc1838_3668116786"/></text:h>
      <text:h text:style-name="Heading_20_2" text:outline-level="2"><text:bookmark-start text:name="__RefHeading___Toc1840_3668116786"/><text:span text:style-name="T94">Каталог с исходными текстами </text:span>scripts<text:bookmark-end text:name="__RefHeading___Toc1840_3668116786"/></text:h>
      <text:h text:style-name="Heading_20_2" text:outline-level="2"><text:bookmark-start text:name="__RefHeading___Toc1842_3668116786"/><text:span text:style-name="T94">Каталог программ </text:span>bin<text:bookmark-end text:name="__RefHeading___Toc1842_3668116786"/></text:h>
      <text:h text:style-name="Heading_20_2" text:outline-level="2"><text:bookmark-start text:name="__RefHeading___Toc1844_3668116786"/><text:span text:style-name="T94">Каталог библиотек </text:span>libs<text:bookmark-end text:name="__RefHeading___Toc1844_3668116786"/></text:h>
      <text:p text:style-name="Text_20_body"/>
      <text:h text:style-name="Heading_20_1" text:outline-level="1"><text:bookmark-start text:name="__RefHeading___Toc1846_3668116786"/>Сборка программы в SDCC-NOINIT<text:bookmark-end text:name="__RefHeading___Toc1846_3668116786"/></text:h>
      <text:h text:style-name="Heading_20_2" text:outline-level="2"><text:bookmark-start text:name="__RefHeading___Toc1848_3668116786"/>Конфигурация компонентов — библиотек и программа<text:bookmark-end text:name="__RefHeading___Toc1848_3668116786"/></text:h>
      <text:h text:style-name="Heading_20_2" text:outline-level="2"><text:bookmark-start text:name="__RefHeading___Toc1850_3668116786"/>Добавление новой программы в систему сборки<text:bookmark-end text:name="__RefHeading___Toc1850_3668116786"/></text:h>
      <text:h text:style-name="Heading_20_2" text:outline-level="2"><text:bookmark-start text:name="__RefHeading___Toc1852_3668116786"/>Добавление новой библиотеки в систему сборки<text:bookmark-end text:name="__RefHeading___Toc1852_3668116786"/></text:h>
      <text:h text:style-name="Heading_20_2" text:outline-level="2"><text:bookmark-start text:name="__RefHeading___Toc1854_3668116786"/>Файлы глобальной конфигурации<text:bookmark-end text:name="__RefHeading___Toc1854_3668116786"/></text:h>
      <text:h text:style-name="Heading_20_2" text:outline-level="2"><text:bookmark-start text:name="__RefHeading___Toc1856_3668116786"/>Файлы локальной конфигурации программ<text:bookmark-end text:name="__RefHeading___Toc1856_3668116786"/></text:h>
      <text:h text:style-name="Heading_20_2" text:outline-level="2"><text:bookmark-start text:name="__RefHeading___Toc1858_3668116786"/>Файлы локальной конфигурации WC-плагинов<text:bookmark-end text:name="__RefHeading___Toc1858_3668116786"/></text:h>
      <text:h text:style-name="Heading_20_2" text:outline-level="2"><text:bookmark-start text:name="__RefHeading___Toc1860_3668116786"/>Файлы начального запуска <text:span text:style-name="T95">crt0*.s</text:span><text:bookmark-end text:name="__RefHeading___Toc1860_3668116786"/></text:h>
      <text:h text:style-name="Heading_20_2" text:outline-level="2"><text:bookmark-start text:name="__RefHeading___Toc1862_3668116786"/>Процесс сборки программы<text:bookmark-end text:name="__RefHeading___Toc1862_3668116786"/></text:h>
      <text:h text:style-name="Heading_20_2" text:outline-level="2"><text:bookmark-start text:name="__RefHeading___Toc1864_3668116786"/>Процесс сборки библиотеки<text:bookmark-end text:name="__RefHeading___Toc1864_3668116786"/></text:h>
      <text:h text:style-name="Heading_20_2" text:outline-level="2"><text:bookmark-start text:name="__RefHeading___Toc1866_3668116786"/>Сборочные скрипты<text:bookmark-end text:name="__RefHeading___Toc1866_3668116786"/></text:h>
      <text:p text:style-name="Text_20_body"/>
      <text:h text:style-name="P55" text:outline-level="1"><text:bookmark-start text:name="__RefHeading___Toc1868_3668116786"/>Описание библиотек<text:bookmark-end text:name="__RefHeading___Toc1868_3668116786"/></text:h>
      <text:h text:style-name="Heading_20_2" text:outline-level="2"><text:bookmark-start text:name="__RefHeading___Toc1870_3668116786"/><text:span text:style-name="T96">Библиотека файлов начального запуска</text:span> сrt0<text:bookmark-end text:name="__RefHeading___Toc1870_3668116786"/></text:h>
      <text:h text:style-name="Heading_20_2" text:outline-level="2"><text:bookmark-start text:name="__RefHeading___Toc1872_3668116786"/><text:span text:style-name="T96">Библиотека libc для ZX: </text:span>libz80<text:bookmark-end text:name="__RefHeading___Toc1872_3668116786"/></text:h>
      <text:h text:style-name="Heading_20_2" text:outline-level="2"><text:bookmark-start text:name="__RefHeading___Toc1874_3668116786"/><text:span text:style-name="T96">Библиотека музыкальных плееров </text:span>libay<text:bookmark-end text:name="__RefHeading___Toc1874_3668116786"/></text:h>
      <text:h text:style-name="Heading_20_2" text:outline-level="2"><text:bookmark-start text:name="__RefHeading___Toc1876_3668116786"/><text:span text:style-name="T96">Библиотека вывода на стандартный экран ZX </text:span>libconio<text:bookmark-end text:name="__RefHeading___Toc1876_3668116786"/></text:h>
      <text:h text:style-name="Heading_20_2" text:outline-level="2"><text:bookmark-start text:name="__RefHeading___Toc1878_3668116786"/><text:span text:style-name="T96">Библиотека работы с прерываниями </text:span>libim2<text:bookmark-end text:name="__RefHeading___Toc1878_3668116786"/></text:h>
      <text:h text:style-name="Heading_20_2" text:outline-level="2"><text:bookmark-start text:name="__RefHeading___Toc1880_3668116786"/><text:span text:style-name="T96">Библиотека работы с кольцевыми буферами </text:span>libringbuf<text:bookmark-end text:name="__RefHeading___Toc1880_3668116786"/></text:h>
      <text:h text:style-name="Heading_20_2" text:outline-level="2"><text:bookmark-start text:name="__RefHeading___Toc1882_3668116786"/><text:span text:style-name="T96">Библиотека вывода спрайтов на стандартный экран ZX</text:span> libspr<text:bookmark-end text:name="__RefHeading___Toc1882_3668116786"/></text:h>
      <text:h text:style-name="Heading_20_2" text:outline-level="2"><text:bookmark-start text:name="__RefHeading___Toc1884_3668116786"/><text:span text:style-name="T96">Библиотека работы с таймерами </text:span>libtimer<text:bookmark-end text:name="__RefHeading___Toc1884_3668116786"/></text:h>
      <text:h text:style-name="Heading_20_2" text:outline-level="2"><text:bookmark-start text:name="__RefHeading___Toc1886_3668116786"/><text:span text:style-name="T96">Библиотека работы с UARTами </text:span>libuart<text:bookmark-end text:name="__RefHeading___Toc1886_3668116786"/></text:h>
      <text:h text:style-name="Heading_20_2" text:outline-level="2"><text:bookmark-start text:name="__RefHeading___Toc1888_3668116786"/><text:span text:style-name="T96">Библиотека создания плагинов для WC </text:span>libwcplugin<text:bookmark-end text:name="__RefHeading___Toc1888_3668116786"/></text:h>
      <text:h text:style-name="Heading_20_2" text:outline-level="2"><text:bookmark-start text:name="__RefHeading___Toc1890_3668116786"/><text:span text:style-name="T96">Библиотека <text:s/>работы с клавиатурой ZX </text:span>libzxkbd<text:bookmark-end text:name="__RefHeading___Toc1890_3668116786"/></text:h>
      <text:h text:style-name="Heading_20_2" text:outline-level="2"><text:bookmark-start text:name="__RefHeading___Toc1892_3668116786"/><text:span text:style-name="T96">Библиотека работы с клавиатурой PS2 </text:span>libps2<text:bookmark-end text:name="__RefHeading___Toc1892_366811678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Times New Roman2" svg:font-family="'Times New Roman'" style:font-adornments="Обычный" style:font-family-generic="roman"/>
    <style:font-face style:name="FreeSans1" svg:font-family="FreeSans" style:font-family-generic="swiss"/>
    <style:font-face style:name="Times New Roman" svg:font-family="'Times New Roman'" style:font-adornments="Обычный" style:font-pitch="variable"/>
    <style:font-face style:name="Times New Roman1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true" fo:line-height="100%" fo:text-align="justify" style:justify-single-word="false" style:writing-mode="page"/>
      <style:text-properties style:font-name="Times New Roman" fo:font-family="'Times New Roman'" style:font-style-name="Обычный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/>
      <style:paragraph-properties fo:margin-top="0.423cm" fo:margin-bottom="0.212cm" loext:contextual-spacing="false" fo:text-align="justify" style:justify-single-word="false" fo:background-color="transparent" style:writing-mode="page"/>
      <style:text-properties style:font-name="Times New Roman1" fo:font-family="'Times New Roman'" style:font-style-name="Полужирный" style:font-pitch="variable" fo:font-size="14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1" fo:font-family="'Times New Roman'" style:font-style-name="Полужирный" style:font-pitch="variable" fo:font-size="14pt" fo:font-weight="bold" style:font-size-asian="28pt" style:font-weight-asian="bold" style:font-size-complex="28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3cm" fo:margin-top="0cm" fo:margin-bottom="0.499cm" loext:contextual-spacing="true" fo:text-align="justify" style:justify-single-word="false" fo:text-indent="0cm" style:auto-text-indent="false" style:writing-mode="page"/>
      <style:text-properties style:font-name="Times New Roman" fo:font-family="'Times New Roman'" style:font-style-name="Обычный" style:font-pitch="variable" fo:font-size="10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Times New Roman3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10:07.320727032</meta:creation-date>
    <dc:date>2017-08-07T15:27:16.180889385</dc:date>
    <meta:editing-duration>P2DT13M43S</meta:editing-duration>
    <meta:editing-cycles>1792</meta:editing-cycles>
    <meta:generator>LibreOffice/5.3.4.2$Linux_X86_64 LibreOffice_project/30m0$Build-2</meta:generator>
    <meta:document-statistic meta:table-count="0" meta:image-count="1" meta:object-count="0" meta:page-count="11" meta:paragraph-count="215" meta:word-count="2250" meta:character-count="15436" meta:non-whitespace-character-count="13328"/>
  </office:meta>
</office:document-meta>
</file>